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a053" officeooo:paragraph-rsid="001ca053"/>
    </style:style>
    <style:style style:name="P2" style:family="paragraph" style:parent-style-name="Standard">
      <style:text-properties officeooo:paragraph-rsid="001ca053"/>
    </style:style>
    <style:style style:name="P3" style:family="paragraph" style:parent-style-name="Standard">
      <style:text-properties officeooo:rsid="001e3f50" officeooo:paragraph-rsid="001e3f50"/>
    </style:style>
    <style:style style:name="P4" style:family="paragraph" style:parent-style-name="Standard">
      <style:text-properties officeooo:rsid="00272f86" officeooo:paragraph-rsid="00272f86"/>
    </style:style>
    <style:style style:name="P5" style:family="paragraph" style:parent-style-name="Standard">
      <style:text-properties officeooo:rsid="0028a8cc" officeooo:paragraph-rsid="0028a8cc"/>
    </style:style>
    <style:style style:name="P6" style:family="paragraph" style:parent-style-name="Standard">
      <style:text-properties officeooo:rsid="00365993" officeooo:paragraph-rsid="00365993"/>
    </style:style>
    <style:style style:name="P7" style:family="paragraph" style:parent-style-name="Standard">
      <style:text-properties officeooo:paragraph-rsid="00365993"/>
    </style:style>
    <style:style style:name="P8" style:family="paragraph" style:parent-style-name="Standard">
      <style:text-properties officeooo:rsid="003845a5" officeooo:paragraph-rsid="003845a5"/>
    </style:style>
    <style:style style:name="P9" style:family="paragraph" style:parent-style-name="Standard">
      <style:text-properties officeooo:paragraph-rsid="003845a5"/>
    </style:style>
    <style:style style:name="P10" style:family="paragraph" style:parent-style-name="Standard">
      <style:text-properties officeooo:paragraph-rsid="00392253"/>
    </style:style>
    <style:style style:name="P11" style:family="paragraph" style:parent-style-name="Heading_20_3">
      <style:text-properties officeooo:paragraph-rsid="003845a5"/>
    </style:style>
    <style:style style:name="T1" style:family="text">
      <style:text-properties officeooo:rsid="001ca053"/>
    </style:style>
    <style:style style:name="T2" style:family="text">
      <style:text-properties officeooo:rsid="00365993"/>
    </style:style>
    <style:style style:name="T3" style:family="text">
      <style:text-properties fo:language="en" fo:country="US"/>
    </style:style>
    <style:style style:name="T4" style:family="text">
      <style:text-properties officeooo:rsid="003845a5"/>
    </style:style>
    <style:style style:name="T5" style:family="text">
      <style:text-properties fo:font-weight="bold" style:font-weight-asian="bold" style:font-weight-complex="bold"/>
    </style:style>
    <style:style style:name="T6" style:family="text">
      <style:text-properties fo:font-style="normal" officeooo:rsid="003845a5" style:font-style-asian="normal" style:font-style-complex="normal"/>
    </style:style>
    <style:style style:name="T7" style:family="text">
      <style:text-properties fo:font-style="normal" fo:font-weight="bold" officeooo:rsid="003845a5" style:font-style-asian="normal" style:font-weight-asian="bold" style:font-style-complex="normal" style:font-weight-complex="bold"/>
    </style:style>
    <style:style style:name="T8" style:family="text">
      <style:text-properties fo:font-style="normal" fo:font-weight="normal" officeooo:rsid="003845a5" style:font-style-asian="normal" style:font-weight-asian="normal" style:font-style-complex="normal" style:font-weight-complex="normal"/>
    </style:style>
    <style:style style:name="T9" style:family="text">
      <style:text-properties fo:font-style="normal" fo:font-weight="normal" officeooo:rsid="00392253"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Paper link : <text:a xlink:type="simple" xlink:href="http://www.cedar.buffalo.edu/NIJ/nij_ref.pdf" text:style-name="Internet_20_link" text:visited-style-name="Visited_20_Internet_20_Link">www.cedar.buffalo.edu/NIJ/nij_ref.pdf</text:a></text:p>
      <text:p text:style-name="P1"/>
      <text:p text:style-name="P2"><text:span text:style-name="T1">Paper Heading : </text:span>Individuality of Handwriting</text:p>
      <text:p text:style-name="P2"/>
      <text:p text:style-name="P1">Features :</text:p>
      <text:p text:style-name="P1"/>
      <text:p text:style-name="P1">Macro Features :</text:p>
      <text:p text:style-name="P1"/>
      <text:p text:style-name="P1">Measures of Pen pressure :</text:p>
      <text:p text:style-name="P1"/>
      <text:p text:style-name="P1">1. <text:s/>Gray-level distribution :(Measured in terms of entropy)</text:p>
      <text:p text:style-name="P1"/>
      <text:p text:style-name="P1">The gray-scale histogram (frequency plot of the gray-values) of the scanned image</text:p>
      <text:p text:style-name="P1">is normalized and regarded as a probability distribution. The entropy of the probability distribution is calculated as <text:s/>Σ i p i logp i , where p i is the probability of the i th gray value in the image.</text:p>
      <text:p text:style-name="P1">This gives an indication of the variation of gray-levels in the image. For example, an image where each gray-level is equally likely will have a very high entropy.</text:p>
      <text:p text:style-name="P1"/>
      <text:p text:style-name="P1"/>
      <text:p text:style-name="P1">2. <text:s/>Gray-level threshold value :</text:p>
      <text:p text:style-name="P1"/>
      <text:p text:style-name="P3">Here we map <text:s/>the gray-level pixel values</text:p>
      <text:p text:style-name="P3">in the image that are below a particular threshold to pure black</text:p>
      <text:p text:style-name="P3">(foreground) and those above the threshold to pure white (back-</text:p>
      <text:p text:style-name="P3">ground). The threshold value (the gray scale value that parti-</text:p>
      <text:p text:style-name="P3">tions the foreground and background of the gray-level image) is</text:p>
      <text:p text:style-name="P3">determined using a gray-level histogram . The value of the</text:p>
      <text:p text:style-name="P3">threshold is indicative of the pen-pressure, with higher values</text:p>
      <text:p text:style-name="P3">indicating lighter pressure.</text:p>
      <text:p text:style-name="P3"/>
      <text:p text:style-name="P3">3. <text:s/>Number of Black Pixels :</text:p>
      <text:p text:style-name="P3"/>
      <text:p text:style-name="P3">This is a count of the number of foreground pixels in the thresholded image. The number of black</text:p>
      <text:p text:style-name="P3">pixels is indicative of the pen pressure, thickness of strokes, and size of writing.</text:p>
      <text:p text:style-name="P3"/>
      <text:p text:style-name="P3"/>
      <text:p text:style-name="P3">Measures of Writing Movement :</text:p>
      <text:p text:style-name="P3"/>
      <text:p text:style-name="P3">Contour connectivity features :</text:p>
      <text:p text:style-name="P3"/>
      <text:p text:style-name="P3">4. Interior and Exterior Contours :</text:p>
      <text:p text:style-name="P3"/>
      <text:p text:style-name="P3">The number of interior and exterior contours is extracted from the chaincode representation of the image.</text:p>
      <text:p text:style-name="P3"/>
      <text:p text:style-name="P3">The average number of interior and exterior contours can be used as a measure of writing movement</text:p>
      <text:p text:style-name="P3"/>
      <text:p text:style-name="P3">cursive handwriting, for example, would have a greater number</text:p>
      <text:p text:style-name="P3">of interior contours and fewer exterior contours, while dis-</text:p>
      <text:p text:style-name="P3">connected hand-printing would have a very large number of</text:p>
      <text:p text:style-name="P3">exterior contours</text:p>
      <text:p text:style-name="P4"><text:soft-page-break/>6-9 Counter Slope Features :</text:p>
      <text:p text:style-name="P4"/>
      <text:p text:style-name="P4">Vertical, negative, positive, horizontal slope components are indicative of the nature of stroke</text:p>
      <text:p text:style-name="P4">formation</text:p>
      <text:p text:style-name="P4"/>
      <text:p text:style-name="P4">10 <text:s/>Slant :</text:p>
      <text:p text:style-name="P4"/>
      <text:p text:style-name="P4">Vertical and near-vertical lines are extracted from the chaincode. Global slant angle is the average of all the angles of these lines, weighted by their length in the vertical direction since the longer lines give more accurate angle values than the shorter ones.</text:p>
      <text:p text:style-name="P4"/>
      <text:p text:style-name="P4">11 . Height :</text:p>
      <text:p text:style-name="P4"/>
      <text:p text:style-name="P4">The height is calculated by considering the distance between contiguous maxima and minima in the upper contour of the chaincode.</text:p>
      <text:p text:style-name="P4"/>
      <text:p text:style-name="P4"/>
      <text:p text:style-name="P5">Micro Features : (Can be used at character Level )</text:p>
      <text:p text:style-name="P5"/>
      <text:p text:style-name="P5">Micro-Features—The micro-features consist of 512 binary (0 or 1 value) features corresponding to gradient (192 bits), structural (192 bits), and concavity (128 bits) features. Examples of micro-features of characters are shown in Fig. 11. The first gradient feature generator computes the gradient of the image by convolving it with a 3 # 3 Sobel operator. The direction of the gradient 9</text:p>
      <text:p text:style-name="P5">at every edge is quantized to 12 directions. The structural feature generator takes the gradient map and looks in a neighborhood for certain combinations of gradient values. These combinations are</text:p>
      <text:p text:style-name="P5">used to compute eight distinct features that represent lines (strokes) and corners in the image. The concavity feature generator uses an eight point star operator to find coarse concavities in four direc-</text:p>
      <text:p text:style-name="P5">tions, holes, and large-scale strokes. The image feature maps are normalized with a 4 # 4 grid and a feature vector is generated.</text:p>
      <text:p text:style-name="P5"/>
      <text:p text:style-name="P5"/>
      <text:p text:style-name="P5"/>
      <text:p text:style-name="P5"/>
      <text:p text:style-name="P6">Paper Link : <text:a xlink:type="simple" xlink:href="http://jivp.eurasipjournals.springeropen.com/articles/10.1186/1687-5281-2014-10" text:style-name="Internet_20_link" text:visited-style-name="Visited_20_Internet_20_Link">http://jivp.eurasipjournals.springeropen.com/articles/10.1186/1687-5281-2014-10</text:a></text:p>
      <text:p text:style-name="P6"/>
      <text:p text:style-name="P6"/>
      <text:p text:style-name="P7"><text:span text:style-name="T2">Paper Title : </text:span><text:span text:style-name="T3">Automatic prediction of age, gender, and nationality in offline handwriting</text:span></text:p>
      <text:p text:style-name="P6"/>
      <text:p text:style-name="P6"/>
      <text:p text:style-name="P6"/>
      <text:p text:style-name="P8">Direction Feature : </text:p>
      <text:p text:style-name="P8"/>
      <text:p text:style-name="P9"><text:span text:style-name="T4">Zhang Skelton of the binarised image is computed. </text:span>This skeleton is well known for not producing parasitic branches unlike most skeletonization algorithms . The skeleton is then segmented at its junction pixels. Then, we traverse the pixels of the obtained segments of the skeleton using the predefined order favoring the four-connectivity neighbors . For each pixel <text:span text:style-name="Emphasis">p</text:span>, we consider the 2⋅<text:span text:style-name="Emphasis">N</text:span> + 1 neighboring pixels centered at position <text:span text:style-name="Emphasis">p</text:span>. A linear regression of these pixels gives a good estimation of the tangent at the pixel <text:span text:style-name="Emphasis">p</text:span></text:p>
      <text:p text:style-name="P9"><text:span text:style-name="Emphasis"/></text:p>
      <text:p text:style-name="P9"><text:span text:style-name="Emphasis"/></text:p>
      <text:p text:style-name="P9"><text:span text:style-name="Emphasis">The PDF of the resulting directions is computed as a vector of probabilities for which the size has been empirically set to 10.</text:span></text:p>
      <text:p text:style-name="P9"><text:soft-page-break/><text:span text:style-name="Emphasis"/></text:p>
      <text:p text:style-name="P9"><text:span text:style-name="Emphasis"><text:span text:style-name="T8">Curvature Feature </text:span></text:span></text:p>
      <text:p text:style-name="P9"><text:span text:style-name="Emphasis"><text:span text:style-name="T8"/></text:span></text:p>
      <text:p text:style-name="P9"><text:span text:style-name="Emphasis"><text:span text:style-name="T8"/></text:span></text:p>
      <text:h text:style-name="P11" text:outline-level="3"><text:span text:style-name="Emphasis"><text:span text:style-name="T8">Tortuosity feature</text:span></text:span></text:h>
      <text:p text:style-name="P9"><text:span text:style-name="Emphasis"><text:span text:style-name="T8"/></text:span></text:p>
      <text:p text:style-name="P9"><text:span text:style-name="Emphasis"><text:span text:style-name="T8"/></text:span></text:p>
      <text:p text:style-name="P9"><text:span text:style-name="Emphasis"><text:span text:style-name="T8">This feature makes it possible to distinguish between fast writers who produce smooth handwriting and slow writers who produce ‘tortuous’/twisted handwriting</text:span></text:span></text:p>
      <text:p text:style-name="P9"><text:span text:style-name="Emphasis"><text:span text:style-name="T8"/></text:span></text:p>
      <text:p text:style-name="P9"><text:span text:style-name="Emphasis"><text:span text:style-name="T8"/></text:span></text:p>
      <text:p text:style-name="P9"><text:span text:style-name="Emphasis"><text:span text:style-name="T8">Chain Code Features :</text:span></text:span></text:p>
      <text:p text:style-name="P9"><text:span text:style-name="Emphasis"><text:span text:style-name="T8"/></text:span></text:p>
      <text:p text:style-name="P9"><text:span text:style-name="Emphasis"><text:span text:style-name="T8">These features make it possible to characterize a detailed distribution of curvatures in the handwriting.</text:span></text:span></text:p>
      <text:p text:style-name="P9"><text:span text:style-name="Emphasis"><text:span text:style-name="T8"/></text:span></text:p>
      <text:p text:style-name="P9"><text:span text:style-name="Emphasis"><text:span text:style-name="T8"/></text:span></text:p>
      <text:p text:style-name="P10"><text:span text:style-name="Emphasis"><text:span text:style-name="T9">Edge Based directional Features :</text:span></text:span></text:p>
      <text:p text:style-name="P10"><text:span text:style-name="Emphasis"><text:span text:style-name="T9"/></text:span></text:p>
      <text:p text:style-name="P10"><text:span text:style-name="Emphasis"><text:span text:style-name="T9">These features provide a detailed distribution of directions and can also be applied at several sizes by positioning a window centered at each contour pixel and counting the occurrences of each direction.</text:span></text:span></text:p>
      <text:p text:style-name="P10"><text:span text:style-name="Emphasis"><text:span text:style-name="T9"/></text:span></text:p>
      <text:p text:style-name="P10"><text:span text:style-name="Emphasis"><text:span text:style-name="T9"/></text:span></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8T18:15:00.495001483</meta:creation-date>
    <meta:generator>LibreOffice/5.1.4.2$Linux_X86_64 LibreOffice_project/10m0$Build-2</meta:generator>
    <dc:date>2017-02-08T19:18:33.110214914</dc:date>
    <meta:editing-duration>PT10M51S</meta:editing-duration>
    <meta:editing-cycles>4</meta:editing-cycles>
    <meta:document-statistic meta:table-count="0" meta:image-count="0" meta:object-count="0" meta:page-count="3" meta:paragraph-count="54" meta:word-count="755" meta:character-count="4752" meta:non-whitespace-character-count="4044"/>
  </office:meta>
</office:document-meta>
</file>